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7000001907431F910D51D0F5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865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cm" svg:y="0.45cm" svg:width="6.999cm" svg:height="3.6cm" draw:z-index="0">
        <draw:text-box>
          <text:p text:style-name="Standard"/>
        </draw:text-box>
      </draw:frame>
      <draw:frame draw:style-name="fr1" draw:name="Rahmen2" text:anchor-type="page" text:anchor-page-number="1" svg:x="7.001cm" svg:y="0.45cm" svg:width="6.999cm" svg:height="3.6cm" draw:z-index="1">
        <draw:text-box>
          <text:p text:style-name="Standard"/>
        </draw:text-box>
      </draw:frame>
      <draw:frame draw:style-name="fr1" draw:name="Rahmen3" text:anchor-type="page" text:anchor-page-number="1" svg:x="14.002cm" svg:y="0.45cm" svg:width="6.999cm" svg:height="3.6cm" draw:z-index="2">
        <draw:text-box>
          <text:p text:style-name="Standard"/>
        </draw:text-box>
      </draw:frame>
      <draw:frame draw:style-name="fr1" draw:name="Rahmen4" text:anchor-type="page" text:anchor-page-number="1" svg:x="0cm" svg:y="4.05cm" svg:width="6.999cm" svg:height="3.6cm" draw:z-index="3">
        <draw:text-box>
          <text:p text:style-name="Standard"/>
        </draw:text-box>
      </draw:frame>
      <draw:frame draw:style-name="fr1" draw:name="Rahmen5" text:anchor-type="page" text:anchor-page-number="1" svg:x="7.001cm" svg:y="4.05cm" svg:width="6.999cm" svg:height="3.6cm" draw:z-index="4">
        <draw:text-box>
          <text:p text:style-name="Standard"/>
        </draw:text-box>
      </draw:frame>
      <draw:frame draw:style-name="fr1" draw:name="Rahmen6" text:anchor-type="page" text:anchor-page-number="1" svg:x="14.002cm" svg:y="4.05cm" svg:width="6.999cm" svg:height="3.6cm" draw:z-index="5">
        <draw:text-box>
          <text:p text:style-name="Standard"/>
        </draw:text-box>
      </draw:frame>
      <draw:frame draw:style-name="fr1" draw:name="Rahmen7" text:anchor-type="page" text:anchor-page-number="1" svg:x="0cm" svg:y="7.65cm" svg:width="6.999cm" svg:height="3.6cm" draw:z-index="6">
        <draw:text-box>
          <text:p text:style-name="Standard"/>
        </draw:text-box>
      </draw:frame>
      <draw:frame draw:style-name="fr1" draw:name="Rahmen8" text:anchor-type="page" text:anchor-page-number="1" svg:x="7.001cm" svg:y="7.65cm" svg:width="6.999cm" svg:height="3.6cm" draw:z-index="7">
        <draw:text-box>
          <text:p text:style-name="Standard"/>
        </draw:text-box>
      </draw:frame>
      <draw:frame draw:style-name="fr1" draw:name="Rahmen9" text:anchor-type="page" text:anchor-page-number="1" svg:x="14.002cm" svg:y="7.65cm" svg:width="6.999cm" svg:height="3.6cm" draw:z-index="8">
        <draw:text-box>
          <text:p text:style-name="Standard"/>
        </draw:text-box>
      </draw:frame>
      <draw:frame draw:style-name="fr1" draw:name="Rahmen10" text:anchor-type="page" text:anchor-page-number="1" svg:x="0cm" svg:y="11.25cm" svg:width="6.999cm" svg:height="3.6cm" draw:z-index="9">
        <draw:text-box>
          <text:p text:style-name="Standard"/>
        </draw:text-box>
      </draw:frame>
      <draw:frame draw:style-name="fr1" draw:name="Rahmen11" text:anchor-type="page" text:anchor-page-number="1" svg:x="7.001cm" svg:y="11.25cm" svg:width="6.999cm" svg:height="3.6cm" draw:z-index="10">
        <draw:text-box>
          <text:p text:style-name="Standard"/>
        </draw:text-box>
      </draw:frame>
      <draw:frame draw:style-name="fr1" draw:name="Rahmen12" text:anchor-type="page" text:anchor-page-number="1" svg:x="14.002cm" svg:y="11.25cm" svg:width="6.999cm" svg:height="3.6cm" draw:z-index="11">
        <draw:text-box>
          <text:p text:style-name="Standard"/>
        </draw:text-box>
      </draw:frame>
      <draw:frame draw:style-name="fr1" draw:name="Rahmen13" text:anchor-type="page" text:anchor-page-number="1" svg:x="0cm" svg:y="14.85cm" svg:width="6.999cm" svg:height="3.6cm" draw:z-index="12">
        <draw:text-box>
          <text:p text:style-name="P1"/>
        </draw:text-box>
      </draw:frame>
      <draw:frame draw:style-name="fr1" draw:name="Rahmen14" text:anchor-type="page" text:anchor-page-number="1" svg:x="7.001cm" svg:y="14.85cm" svg:width="6.999cm" svg:height="3.6cm" draw:z-index="13">
        <draw:text-box>
          <text:p text:style-name="Standard"/>
        </draw:text-box>
      </draw:frame>
      <draw:frame draw:style-name="fr1" draw:name="Rahmen15" text:anchor-type="page" text:anchor-page-number="1" svg:x="14.002cm" svg:y="14.85cm" svg:width="6.999cm" svg:height="3.6cm" draw:z-index="14">
        <draw:text-box>
          <text:p text:style-name="Standard"/>
        </draw:text-box>
      </draw:frame>
      <draw:frame draw:style-name="fr1" draw:name="Rahmen16" text:anchor-type="page" text:anchor-page-number="1" svg:x="0cm" svg:y="18.45cm" svg:width="6.999cm" svg:height="3.6cm" draw:z-index="15">
        <draw:text-box>
          <text:p text:style-name="Standard"/>
        </draw:text-box>
      </draw:frame>
      <draw:frame draw:style-name="fr1" draw:name="Rahmen17" text:anchor-type="page" text:anchor-page-number="1" svg:x="7.001cm" svg:y="18.45cm" svg:width="6.999cm" svg:height="3.6cm" draw:z-index="16">
        <draw:text-box>
          <text:p text:style-name="Standard"/>
        </draw:text-box>
      </draw:frame>
      <draw:frame draw:style-name="fr1" draw:name="Rahmen18" text:anchor-type="page" text:anchor-page-number="1" svg:x="14.002cm" svg:y="18.45cm" svg:width="6.999cm" svg:height="3.6cm" draw:z-index="17">
        <draw:text-box>
          <text:p text:style-name="Standard"/>
        </draw:text-box>
      </draw:frame>
      <draw:frame draw:style-name="fr1" draw:name="Rahmen19" text:anchor-type="page" text:anchor-page-number="1" svg:x="0cm" svg:y="22.05cm" svg:width="6.999cm" svg:height="3.6cm" draw:z-index="18">
        <draw:text-box>
          <text:p text:style-name="Standard"/>
        </draw:text-box>
      </draw:frame>
      <draw:frame draw:style-name="fr1" draw:name="Rahmen20" text:anchor-type="page" text:anchor-page-number="1" svg:x="7.001cm" svg:y="22.05cm" svg:width="6.999cm" svg:height="3.6cm" draw:z-index="19">
        <draw:text-box>
          <text:p text:style-name="Standard"/>
        </draw:text-box>
      </draw:frame>
      <draw:frame draw:style-name="fr1" draw:name="Rahmen21" text:anchor-type="page" text:anchor-page-number="1" svg:x="14.002cm" svg:y="22.05cm" svg:width="6.999cm" svg:height="3.6cm" draw:z-index="20">
        <draw:text-box>
          <text:p text:style-name="Standard"/>
        </draw:text-box>
      </draw:frame>
      <draw:frame draw:style-name="fr1" draw:name="Rahmen22" text:anchor-type="page" text:anchor-page-number="1" svg:x="0cm" svg:y="25.65cm" svg:width="6.999cm" svg:height="3.6cm" draw:z-index="21">
        <draw:text-box>
          <text:p text:style-name="Standard"/>
        </draw:text-box>
      </draw:frame>
      <draw:frame draw:style-name="fr1" draw:name="Rahmen23" text:anchor-type="page" text:anchor-page-number="1" svg:x="7.001cm" svg:y="25.65cm" svg:width="6.999cm" svg:height="3.6cm" draw:z-index="22">
        <draw:text-box>
          <text:p text:style-name="Standard"/>
        </draw:text-box>
      </draw:frame>
      <draw:frame draw:style-name="fr1" draw:name="Rahmen24" text:anchor-type="page" text:anchor-page-number="1" svg:x="14.002cm" svg:y="25.65cm" svg:width="6.999cm" svg:height="3.6cm" draw:z-index="23">
        <draw:text-box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257000001907431F910D51D0F5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999cm" svg:height="3.6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45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07:11:55.865693093</meta:creation-date>
    <dc:date>2020-12-20T13:27:52.008504723</dc:date>
    <meta:editing-duration>PT1H12M1S</meta:editing-duration>
    <meta:editing-cycles>5</meta:editing-cycles>
    <meta:generator>LibreOffice/7.0.4.2$Linux_X86_64 LibreOffice_project/00$Build-2</meta:generator>
    <meta:print-date>2020-12-19T08:41:57.567448662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